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1.448cm" fo:min-width="1.948cm" fo:padding-top="0.151cm" fo:padding-bottom="0.151cm" fo:padding-left="0.276cm" fo:padding-right="0.276cm" draw:shadow="hidden" draw:shadow-offset-x="0cm" draw:shadow-offset-y="0cm" draw:shadow-color="#729fcf"/>
    </style:style>
    <style:style style:name="gr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opacity="30%" draw:textarea-horizontal-align="justify" draw:textarea-vertical-align="middle" fo:padding-top="0.151cm" fo:padding-bottom="0.151cm" fo:padding-left="0.276cm" fo:padding-right="0.276cm" draw:shadow="visible" draw:shadow-offset-x="0cm" draw:shadow-offset-y="0cm" draw:shadow-color="#729fcf"/>
    </style:style>
    <style:style style:name="gr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0.258cm" fo:min-width="1.684cm" fo:padding-top="0.151cm" fo:padding-bottom="0.151cm" fo:padding-left="0.276cm" fo:padding-right="0.276cm" draw:shadow="hidden" draw:shadow-offset-x="0cm" draw:shadow-offset-y="0cm" draw:shadow-color="#729fcf"/>
    </style:style>
    <style:style style:name="gr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0cm" fo:min-width="1.396cm" fo:padding-top="0.151cm" fo:padding-bottom="0.151cm" fo:padding-left="0.276cm" fo:padding-right="0.276cm" draw:shadow="hidden" draw:shadow-offset-x="0cm" draw:shadow-offset-y="0cm" draw:shadow-color="#729fcf"/>
    </style:style>
    <style:style style:name="gr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1.448cm" fo:min-width="1.948cm" fo:padding-top="0.151cm" fo:padding-bottom="0.151cm" fo:padding-left="0.276cm" fo:padding-right="0.276cm" draw:shadow="hidden" draw:shadow-offset-x="0cm" draw:shadow-offset-y="0cm" draw:shadow-color="#729fcf"/>
    </style:style>
    <style:style style:name="gr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opacity="30%" draw:textarea-horizontal-align="justify" draw:textarea-vertical-align="middle" fo:padding-top="0.151cm" fo:padding-bottom="0.151cm" fo:padding-left="0.276cm" fo:padding-right="0.276cm" draw:shadow="visible" draw:shadow-offset-x="0cm" draw:shadow-offset-y="0cm" draw:shadow-color="#729fcf"/>
    </style:style>
    <style:style style:name="gr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0.258cm" fo:min-width="1.684cm" fo:padding-top="0.151cm" fo:padding-bottom="0.151cm" fo:padding-left="0.276cm" fo:padding-right="0.276cm" draw:shadow="hidden" draw:shadow-offset-x="0cm" draw:shadow-offset-y="0cm" draw:shadow-color="#729fcf"/>
    </style:style>
    <style:style style:name="gr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1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0cm" fo:min-width="1.396cm" fo:padding-top="0.151cm" fo:padding-bottom="0.151cm" fo:padding-left="0.276cm" fo:padding-right="0.276cm" draw:shadow="hidden" draw:shadow-offset-x="0cm" draw:shadow-offset-y="0cm" draw:shadow-color="#729fcf"/>
    </style:style>
    <style:style style:name="gr11" style:family="graphic" style:parent-style-name="standard">
      <style:graphic-properties svg:stroke-color="#000000" draw:fill="solid" draw:fill-color="#ffb66c" draw:textarea-horizontal-align="justify" draw:textarea-vertical-align="middle" draw:auto-grow-height="false" fo:min-height="0.5cm" fo:min-width="0.5cm"/>
    </style:style>
    <style:style style:name="gr12" style:family="graphic" style:parent-style-name="standard">
      <style:graphic-properties svg:stroke-color="#000000" draw:fill="solid" draw:fill-color="#ffb66c" draw:textarea-horizontal-align="justify" draw:textarea-vertical-align="middle" draw:auto-grow-height="false" fo:min-height="0.55cm" fo:min-width="0.5cm"/>
    </style:style>
    <style:style style:name="gr13"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draw:auto-grow-height="false" fo:min-height="0.531cm" fo:min-width="1.198cm" fo:padding-top="0.151cm" fo:padding-bottom="0.151cm" fo:padding-left="0.276cm" fo:padding-right="0.276cm" draw:shadow="hidden" draw:shadow-offset-x="0cm" draw:shadow-offset-y="0cm" draw:shadow-color="#729fcf"/>
    </style:style>
    <style:style style:name="gr14"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draw:auto-grow-height="false" fo:min-height="0cm" fo:min-width="1.052cm" fo:padding-top="0.151cm" fo:padding-bottom="0.151cm" fo:padding-left="0.276cm" fo:padding-right="0.276cm" draw:shadow="hidden" draw:shadow-offset-x="0cm" draw:shadow-offset-y="0cm" draw:shadow-color="#729fcf"/>
    </style:style>
    <style:style style:name="gr15"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opacity="30%" draw:textarea-horizontal-align="justify" draw:textarea-vertical-align="middle" draw:auto-grow-height="false" fo:min-height="0.198cm" fo:min-width="0cm" fo:padding-top="0.151cm" fo:padding-bottom="0.151cm" fo:padding-left="0.276cm" fo:padding-right="0.276cm" draw:shadow="visible" draw:shadow-offset-x="0cm" draw:shadow-offset-y="0cm" draw:shadow-color="#729fcf"/>
    </style:style>
    <style:style style:name="gr16"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17"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fo:padding-top="0.151cm" fo:padding-bottom="0.151cm" fo:padding-left="0.276cm" fo:padding-right="0.276cm" draw:shadow="hidden" draw:shadow-offset-x="0cm" draw:shadow-offset-y="0cm" draw:shadow-color="#729fcf"/>
    </style:style>
    <style:style style:name="gr18"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fo:padding-top="0.151cm" fo:padding-bottom="0.151cm" fo:padding-left="0.276cm" fo:padding-right="0.276cm" draw:shadow="hidden" draw:shadow-offset-x="0cm" draw:shadow-offset-y="0cm" draw:shadow-color="#729fcf"/>
    </style:style>
    <style:style style:name="gr19"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fo:padding-top="0.151cm" fo:padding-bottom="0.151cm" fo:padding-left="0.276cm" fo:padding-right="0.276cm" draw:shadow="hidden" draw:shadow-offset-x="0cm" draw:shadow-offset-y="0cm" draw:shadow-color="#729fcf"/>
    </style:style>
    <style:style style:name="gr20"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fo:padding-top="0.151cm" fo:padding-bottom="0.151cm" fo:padding-left="0.276cm" fo:padding-right="0.276cm" draw:shadow="hidden" draw:shadow-offset-x="0cm" draw:shadow-offset-y="0cm" draw:shadow-color="#729fcf"/>
    </style:style>
    <style:style style:name="gr21"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22"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fo:padding-top="0.151cm" fo:padding-bottom="0.151cm" fo:padding-left="0.276cm" fo:padding-right="0.276cm" draw:shadow="visible" draw:shadow-offset-x="0cm" draw:shadow-offset-y="0cm" draw:shadow-color="#729fcf"/>
    </style:style>
    <style:style style:name="gr23"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fo:padding-top="0.151cm" fo:padding-bottom="0.151cm" fo:padding-left="0.276cm" fo:padding-right="0.276cm" draw:shadow="visible" draw:shadow-offset-x="0cm" draw:shadow-offset-y="0cm" draw:shadow-color="#729fcf"/>
    </style:style>
    <style:style style:name="gr24" style:family="graphic" style:parent-style-name="objectwithoutfill">
      <style:graphic-properties svg:stroke-width="0.2cm" svg:stroke-color="#729fcf" draw:marker-start-width="0.5cm" draw:marker-end="" draw:marker-end-width="0.6cm" draw:fill="none" draw:textarea-vertical-align="middle" fo:padding-top="0.225cm" fo:padding-bottom="0.225cm" fo:padding-left="0.35cm" fo:padding-right="0.35cm"/>
    </style:style>
    <style:style style:name="gr25"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6"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draw:auto-grow-height="false" fo:min-height="0.813cm" fo:min-width="0cm" fo:padding-top="0.151cm" fo:padding-bottom="0.151cm" fo:padding-left="0.276cm" fo:padding-right="0.276cm" draw:shadow="hidden" draw:shadow-offset-x="0cm" draw:shadow-offset-y="0cm" draw:shadow-color="#729fcf"/>
    </style:style>
    <style:style style:name="gr27"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opacity="100%" draw:textarea-horizontal-align="justify" draw:textarea-vertical-align="middle" fo:padding-top="0.151cm" fo:padding-bottom="0.151cm" fo:padding-left="0.276cm" fo:padding-right="0.276cm" draw:shadow="hidden" draw:shadow-offset-x="0cm" draw:shadow-offset-y="0cm" draw:shadow-color="#729fcf"/>
    </style:style>
    <style:style style:name="gr2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opacity="100%" draw:textarea-horizontal-align="justify" draw:textarea-vertical-align="middle" fo:padding-top="0.151cm" fo:padding-bottom="0.151cm" fo:padding-left="0.276cm" fo:padding-right="0.276cm" draw:shadow="hidden" draw:shadow-offset-x="0cm" draw:shadow-offset-y="0cm" draw:shadow-color="#729fcf"/>
    </style:style>
    <style:style style:name="gr3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3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opacity="100%" draw:textarea-horizontal-align="justify" draw:textarea-vertical-align="middle" fo:padding-top="0.151cm" fo:padding-bottom="0.151cm" fo:padding-left="0.276cm" fo:padding-right="0.276cm" draw:shadow="hidden" draw:shadow-offset-x="0cm" draw:shadow-offset-y="0cm" draw:shadow-color="#729fcf"/>
    </style:style>
    <style:style style:name="gr32"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3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opacity="30%" draw:textarea-horizontal-align="justify" draw:textarea-vertical-align="middle" fo:padding-top="0.151cm" fo:padding-bottom="0.151cm" fo:padding-left="0.276cm" fo:padding-right="0.276cm" draw:shadow="hidden" draw:shadow-offset-x="0cm" draw:shadow-offset-y="0cm" draw:shadow-color="#729fcf"/>
    </style:style>
    <style:style style:name="gr34" style:family="graphic" style:parent-style-name="standard">
      <style:graphic-properties draw:marker-start="Linienspitzen_20_5" draw:marker-start-width="0.3cm" draw:marker-end="Linienspitzen_20_6" draw:marker-end-width="0.3cm" draw:textarea-vertical-align="middle"/>
    </style:style>
    <style:style style:name="gr35" style:family="graphic" style:parent-style-name="standard">
      <style:graphic-properties draw:marker-start="Linienspitzen_20_7" draw:marker-start-width="0.3cm" draw:marker-end="Linienspitzen_20_8" draw:marker-end-width="0.3cm" draw:textarea-vertical-align="middle"/>
    </style:style>
    <style:style style:name="gr36" style:family="graphic" style:parent-style-name="standard">
      <style:graphic-properties draw:marker-start="Linienspitzen_20_9" draw:marker-start-width="0.3cm" draw:marker-end="Linienspitzen_20_10" draw:marker-end-width="0.3cm" draw:textarea-vertical-align="middle"/>
    </style:style>
    <style:style style:name="gr37" style:family="graphic" style:parent-style-name="standard">
      <style:graphic-properties svg:stroke-width="0.2cm" svg:stroke-color="#729fcf" draw:marker-start-width="0.5cm" draw:marker-end-width="0.5cm" draw:textarea-vertical-align="middle" fo:padding-top="0.225cm" fo:padding-bottom="0.225cm" fo:padding-left="0.35cm" fo:padding-right="0.35cm"/>
    </style:style>
    <style:style style:name="gr3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b2b2b2" draw:textarea-horizontal-align="justify" draw:textarea-vertical-align="middle" draw:auto-grow-height="false" fo:min-height="1.158cm" fo:min-width="0.145cm" fo:padding-top="0.151cm" fo:padding-bottom="0.151cm" fo:padding-left="0.276cm" fo:padding-right="0.276cm" draw:shadow="hidden" draw:shadow-offset-x="0cm" draw:shadow-offset-y="0cm" draw:shadow-color="#729fcf"/>
    </style:style>
    <style:style style:name="gr3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b2b2b2" draw:opacity="30%" draw:textarea-horizontal-align="justify" draw:textarea-vertical-align="middle" draw:auto-grow-height="false" fo:min-height="0.823cm" fo:min-width="0.037cm" fo:padding-top="0.151cm" fo:padding-bottom="0.151cm" fo:padding-left="0.276cm" fo:padding-right="0.276cm" draw:shadow="visible" draw:shadow-offset-x="0cm" draw:shadow-offset-y="0cm" draw:shadow-color="#729fcf"/>
    </style:style>
    <style:style style:name="gr4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b2b2b2" draw:textarea-horizontal-align="justify" draw:textarea-vertical-align="middle" fo:padding-top="0.151cm" fo:padding-bottom="0.151cm" fo:padding-left="0.276cm" fo:padding-right="0.276cm" draw:shadow="hidden" draw:shadow-offset-x="0cm" draw:shadow-offset-y="0cm" draw:shadow-color="#729fcf"/>
    </style:style>
    <style:style style:name="gr4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b2b2b2"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4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stroke-linejoin="round" svg:stroke-linecap="round" draw:fill="solid" draw:fill-color="#b2b2b2" draw:textarea-horizontal-align="justify" draw:textarea-vertical-align="middle" draw:auto-grow-height="false" fo:min-height="1.154cm" fo:min-width="0.19cm" fo:padding-top="0.151cm" fo:padding-bottom="0.151cm" fo:padding-left="0.276cm" fo:padding-right="0.276cm" draw:shadow="hidden" draw:shadow-offset-x="0cm" draw:shadow-offset-y="0cm" draw:shadow-color="#729fcf"/>
    </style:style>
    <style:style style:name="gr4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stroke-linejoin="round" svg:stroke-linecap="round" draw:fill="solid" draw:fill-color="#b2b2b2" draw:opacity="30%" draw:textarea-horizontal-align="justify" draw:textarea-vertical-align="middle" draw:auto-grow-height="false" fo:min-height="0.823cm" fo:min-width="0.076cm" fo:padding-top="0.151cm" fo:padding-bottom="0.151cm" fo:padding-left="0.276cm" fo:padding-right="0.276cm" draw:shadow="visible" draw:shadow-offset-x="0cm" draw:shadow-offset-y="0cm" draw:shadow-color="#729fcf"/>
    </style:style>
    <style:style style:name="gr44"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stroke-linejoin="round" svg:stroke-linecap="round" draw:fill="solid" draw:fill-color="#b2b2b2" draw:textarea-horizontal-align="justify" draw:textarea-vertical-align="middle" fo:padding-top="0.151cm" fo:padding-bottom="0.151cm" fo:padding-left="0.276cm" fo:padding-right="0.276cm" draw:shadow="hidden" draw:shadow-offset-x="0cm" draw:shadow-offset-y="0cm" draw:shadow-color="#729fcf"/>
    </style:style>
    <style:style style:name="gr45"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stroke-linejoin="round" svg:stroke-linecap="round" draw:fill="solid" draw:fill-color="#b2b2b2"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46" style:family="graphic" style:parent-style-name="standard">
      <style:graphic-properties draw:marker-start="Linienspitzen_20_12" draw:marker-start-width="0.3cm" draw:marker-end="Linienspitzen_20_13" draw:marker-end-width="0.3cm" draw:textarea-vertical-align="middle"/>
    </style:style>
    <style:style style:name="gr47" style:family="graphic" style:parent-style-name="standard">
      <style:graphic-properties draw:marker-start="Linienspitzen_20_14" draw:marker-start-width="0.3cm" draw:marker-end="Linienspitzen_20_15" draw:marker-end-width="0.3cm" draw:textarea-vertical-align="middle"/>
    </style:style>
    <style:style style:name="gr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draw:shadow="hidden" draw:shadow-offset-x="0cm" draw:shadow-offset-y="0cm" draw:shadow-color="#729fcf"/>
    </style:style>
    <style:style style:name="gr4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51" style:family="graphic" style:parent-style-name="standard" style:list-style-name="L1">
      <style:graphic-properties draw:stroke="solid" svg:stroke-width="0.035cm" svg:stroke-color="#ffffff" draw:marker-start="" draw:marker-start-width="0.252cm" draw:marker-start-center="false" draw:marker-end="" draw:marker-end-width="0.252cm" draw:marker-end-center="false" draw:fill="none" draw:fill-color="#c5cae9" draw:opacity="60%" draw:textarea-horizontal-align="justify" draw:textarea-vertical-align="middle" draw:auto-grow-height="false" fo:min-height="0.008cm" fo:min-width="0.251cm" fo:padding-top="0.142cm" fo:padding-bottom="0.142cm" fo:padding-left="0.267cm" fo:padding-right="0.267cm" fo:wrap-option="no-wrap" draw:shadow="hidden" draw:shadow-offset-x="0.071cm" draw:shadow-offset-y="0.071cm" draw:shadow-color="#2196f3"/>
    </style:style>
    <style:style style:name="gr52" style:family="graphic" style:parent-style-name="standard">
      <style:graphic-properties draw:marker-start="Linienspitzen_20_16" draw:marker-start-width="0.3cm" draw:marker-end="Linienspitzen_20_17" draw:marker-end-width="0.3cm" draw:textarea-vertical-align="middle"/>
    </style:style>
    <style:style style:name="gr5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5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128cm" fo:min-width="0cm" fo:padding-top="0.151cm" fo:padding-bottom="0.151cm" fo:padding-left="0.276cm" fo:padding-right="0.276cm" draw:shadow="hidden" draw:shadow-offset-x="0cm" draw:shadow-offset-y="0cm" draw:shadow-color="#729fcf"/>
    </style:style>
    <style:style style:name="gr55"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draw:shadow="hidden" draw:shadow-offset-x="0cm" draw:shadow-offset-y="0cm" draw:shadow-color="#729fcf"/>
    </style:style>
    <style:style style:name="gr56"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57"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draw:shadow="hidden" draw:shadow-offset-x="0cm" draw:shadow-offset-y="0cm" draw:shadow-color="#729fcf"/>
    </style:style>
    <style:style style:name="gr5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5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draw:shadow="hidden" draw:shadow-offset-x="0cm" draw:shadow-offset-y="0cm" draw:shadow-color="#729fcf"/>
    </style:style>
    <style:style style:name="gr6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6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1cm" fo:padding-bottom="0.151cm" fo:padding-left="0.276cm" fo:padding-right="0.276cm" draw:shadow="hidden" draw:shadow-offset-x="0cm" draw:shadow-offset-y="0cm" draw:shadow-color="#729fcf"/>
    </style:style>
    <style:style style:name="gr62" style:family="graphic" style:parent-style-name="standard">
      <style:graphic-properties draw:marker-start="Linienspitzen_20_18" draw:marker-start-width="0.3cm" draw:marker-end="Linienspitzen_20_19" draw:marker-end-width="0.3cm" draw:textarea-vertical-align="middle"/>
    </style:style>
    <style:style style:name="gr6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532cm" fo:min-width="2.198cm" fo:padding-top="0.151cm" fo:padding-bottom="0.151cm" fo:padding-left="0.276cm" fo:padding-right="0.276cm" draw:shadow="hidden" draw:shadow-offset-x="0cm" draw:shadow-offset-y="0cm" draw:shadow-color="#729fcf"/>
    </style:style>
    <style:style style:name="gr6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1.97cm" fo:padding-top="0.151cm" fo:padding-bottom="0.151cm" fo:padding-left="0.276cm" fo:padding-right="0.276cm" draw:shadow="hidden" draw:shadow-offset-x="0cm" draw:shadow-offset-y="0cm" draw:shadow-color="#729fcf"/>
    </style:style>
    <style:style style:name="gr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198cm" fo:min-width="0.136cm" fo:padding-top="0.151cm" fo:padding-bottom="0.151cm" fo:padding-left="0.276cm" fo:padding-right="0.276cm" draw:shadow="visible" draw:shadow-offset-x="0cm" draw:shadow-offset-y="0cm" draw:shadow-color="#729fcf"/>
    </style:style>
    <style:style style:name="gr66" style:family="graphic" style:parent-style-name="standard" style:list-style-name="L1">
      <style:graphic-properties draw:stroke="solid" svg:stroke-width="0.053cm" svg:stroke-color="#ffffff" draw:marker-start="" draw:marker-start-width="0.177cm" draw:marker-start-center="false" draw:marker-end="Linienspitzen_20_2" draw:marker-end-width="0.177cm" draw:marker-end-center="false" draw:stroke-linejoin="round" svg:stroke-linecap="round" draw:fill="none" draw:fill-color="#729fcf" draw:textarea-horizontal-align="justify" draw:textarea-vertical-align="middle" fo:padding-top="0.151cm" fo:padding-bottom="0.151cm" fo:padding-left="0.276cm" fo:padding-right="0.276cm" draw:shadow="visible" draw:shadow-offset-x="0cm" draw:shadow-offset-y="0cm" draw:shadow-color="#729fcf"/>
    </style:style>
    <style:style style:name="gr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68" style:family="graphic" style:parent-style-name="standard" style:list-style-name="L1">
      <style:graphic-properties draw:stroke="solid" svg:stroke-width="0.053cm" svg:stroke-color="#ffffff" draw:marker-start="Linienspitzen_20_2" draw:marker-start-width="0.177cm" draw:marker-start-center="false" draw:marker-end="" draw:marker-end-width="0.177cm" draw:marker-end-center="false" draw:stroke-linejoin="round" svg:stroke-linecap="round" draw:fill="none" draw:fill-color="#729fcf" draw:textarea-horizontal-align="justify" draw:textarea-vertical-align="middle" fo:padding-top="0.151cm" fo:padding-bottom="0.151cm" fo:padding-left="0.276cm" fo:padding-right="0.276cm" draw:shadow="visible" draw:shadow-offset-x="0cm" draw:shadow-offset-y="0cm" draw:shadow-color="#729fcf"/>
    </style:style>
    <style:style style:name="gr69" style:family="graphic" style:parent-style-name="standard" style:list-style-name="L1">
      <style:graphic-properties draw:stroke="solid" svg:stroke-width="0.053cm" svg:stroke-color="#ffffff" draw:marker-start="Linienspitzen_20_2" draw:marker-start-width="0.177cm" draw:marker-start-center="false" draw:marker-end="" draw:marker-end-width="0.177cm" draw:marker-end-center="false" draw:stroke-linejoin="round" svg:stroke-linecap="round" draw:fill="none" draw:fill-color="#729fcf" draw:textarea-horizontal-align="justify" draw:textarea-vertical-align="middle" fo:padding-top="0.151cm" fo:padding-bottom="0.151cm" fo:padding-left="0.276cm" fo:padding-right="0.276cm" draw:shadow="visible" draw:shadow-offset-x="0cm" draw:shadow-offset-y="0cm" draw:shadow-color="#729fcf"/>
    </style:style>
    <style:style style:name="gr70" style:family="graphic" style:parent-style-name="standard" style:list-style-name="L1">
      <style:graphic-properties draw:stroke="solid" svg:stroke-width="0.053cm" svg:stroke-color="#ffffff" draw:marker-start="Linienspitzen_20_2" draw:marker-start-width="0.177cm" draw:marker-start-center="false" draw:marker-end="" draw:marker-end-width="0.177cm" draw:marker-end-center="false" draw:stroke-linejoin="round" svg:stroke-linecap="round" draw:fill="none" draw:fill-color="#729fcf" draw:textarea-horizontal-align="justify" draw:textarea-vertical-align="middle" fo:padding-top="0.151cm" fo:padding-bottom="0.151cm" fo:padding-left="0.276cm" fo:padding-right="0.276cm" draw:shadow="visible" draw:shadow-offset-x="0cm" draw:shadow-offset-y="0cm" draw:shadow-color="#729fcf"/>
    </style:style>
    <style:style style:name="gr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7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7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7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1.344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5.057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2.153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4.007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3.732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4.587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75cm" fo:min-width="4.54cm"/>
      <style:paragraph-properties style:writing-mode="lr-tb"/>
    </style:style>
    <style:style style:name="gr87" style:family="graphic" style:parent-style-name="objectwithoutfill">
      <style:graphic-properties svg:stroke-width="0.2cm" svg:stroke-color="#ffb66c" draw:marker-start-width="0.5cm" draw:marker-end-width="0.5cm" draw:fill="none" draw:textarea-vertical-align="middle" fo:padding-top="0.225cm" fo:padding-bottom="0.225cm" fo:padding-left="0.35cm" fo:padding-right="0.35cm"/>
    </style:style>
    <style:style style:name="gr88" style:family="graphic" style:parent-style-name="standard">
      <style:graphic-properties svg:stroke-color="#2a6099" draw:fill="solid" draw:fill-color="#2a6099" draw:textarea-horizontal-align="justify" draw:textarea-vertical-align="middle" draw:auto-grow-height="false" fo:min-height="0cm" fo:min-width="0cm"/>
    </style:style>
    <style:style style:name="gr89" style:family="graphic" style:parent-style-name="standard">
      <style:graphic-properties draw:fill="solid" draw:fill-color="#ffff00" draw:textarea-horizontal-align="justify" draw:textarea-vertical-align="middle" draw:auto-grow-height="false" fo:min-height="0cm" fo:min-width="0cm"/>
    </style:style>
    <style:style style:name="gr90" style:family="graphic" style:parent-style-name="standard">
      <style:graphic-properties draw:fill="solid" draw:fill-color="#ff0000" draw:textarea-horizontal-align="justify" draw:textarea-vertical-align="middle" draw:auto-grow-height="false" fo:min-height="0cm" fo:min-width="0cm"/>
    </style:style>
    <style:style style:name="gr91" style:family="graphic" style:parent-style-name="standard">
      <style:graphic-properties draw:fill="solid" draw:fill-color="#2a6099" draw:textarea-horizontal-align="justify" draw:textarea-vertical-align="middle" draw:auto-grow-height="false" fo:min-height="0cm" fo:min-width="0cm"/>
    </style:style>
    <style:style style:name="P1"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b2b2b2"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b66c"/>
      <style:paragraph-properties fo:text-align="center"/>
    </style:style>
    <style:style style:name="P4" style:family="paragraph">
      <loext:graphic-properties draw:fill="solid" draw:fill-color="#c9211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c9211e"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none"/>
      <style:paragraph-properties fo:text-align="center"/>
    </style:style>
    <style:style style:name="P7"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80808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style:paragraph-properties fo:text-align="center"/>
    </style:style>
    <style:style style:name="P11"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c5cae9" draw:opacity="6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729fcf"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3465a4"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ffffff"/>
      <style:paragraph-properties style:writing-mode="lr-tb"/>
    </style:style>
    <style:style style:name="P19" style:family="paragraph">
      <loext:graphic-properties draw:fill="solid" draw:fill-color="#2a6099"/>
      <style:paragraph-properties fo:text-align="center"/>
    </style:style>
    <style:style style:name="P20" style:family="paragraph">
      <loext:graphic-properties draw:fill="solid" draw:fill-color="#ffff00"/>
      <style:paragraph-properties fo:text-align="center"/>
    </style:style>
    <style:style style:name="P21" style:family="paragraph">
      <loext:graphic-properties draw:fill="solid" draw:fill-color="#ff000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name="laptop">
          <draw:custom-shape draw:style-name="gr1" draw:text-style-name="P1" draw:layer="layout" svg:width="2.5cm" svg:height="1.75cm" svg:x="2.25cm" svg:y="15.75cm">
            <text:p/>
            <draw:enhanced-geometry svg:viewBox="0 0 21600 21600" draw:mirror-horizontal="false" draw:mirror-vertical="false" draw:type="rectangle" draw:enhanced-path="M 0 0 L 21600 0 21600 21600 0 21600 0 0 Z N"/>
          </draw:custom-shape>
          <draw:rect draw:style-name="gr2" draw:text-style-name="P2" draw:layer="layout" svg:width="2cm" svg:height="1.25cm" svg:x="2.5cm" svg:y="16cm">
            <text:p/>
          </draw:rect>
          <draw:custom-shape draw:style-name="gr3" draw:text-style-name="P1" draw:layer="layout" svg:width="3cm" svg:height="0.75cm" svg:x="2cm" svg:y="17.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2" draw:layer="layout" svg:width="0.5cm" svg:height="0.13cm" svg:x="3.25cm" svg:y="18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1" draw:layer="layout" svg:width="2.5cm" svg:height="0.38cm" svg:x="2.25cm" svg:y="17.62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laptop_0">
          <draw:custom-shape draw:style-name="gr6" draw:text-style-name="P1" draw:layer="layout" svg:width="2.5cm" svg:height="1.75cm" svg:x="24.5cm" svg:y="15.75cm">
            <text:p/>
            <draw:enhanced-geometry svg:viewBox="0 0 21600 21600" draw:mirror-horizontal="false" draw:mirror-vertical="false" draw:type="rectangle" draw:enhanced-path="M 0 0 L 21600 0 21600 21600 0 21600 0 0 Z N"/>
          </draw:custom-shape>
          <draw:rect draw:style-name="gr7" draw:text-style-name="P2" draw:layer="layout" svg:width="2cm" svg:height="1.25cm" svg:x="24.75cm" svg:y="16cm">
            <text:p/>
          </draw:rect>
          <draw:custom-shape draw:style-name="gr8" draw:text-style-name="P1" draw:layer="layout" svg:width="3cm" svg:height="0.75cm" svg:x="24.25cm" svg:y="17.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2" draw:layer="layout" svg:width="0.5cm" svg:height="0.13cm" svg:x="25.5cm" svg:y="18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draw:text-style-name="P1" draw:layer="layout" svg:width="2.5cm" svg:height="0.38cm" svg:x="24.5cm" svg:y="17.62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1" draw:text-style-name="P3" xml:id="id5" draw:id="id5" draw:layer="layout" svg:width="1cm" svg:height="0.75cm" svg:x="5.75cm" svg:y="3.5cm">
          <text:p/>
          <draw:enhanced-geometry svg:viewBox="0 0 21600 21600" draw:type="rectangle" draw:enhanced-path="M 0 0 L 21600 0 21600 21600 0 21600 0 0 Z N"/>
        </draw:custom-shape>
        <draw:custom-shape draw:style-name="gr12" draw:text-style-name="P3" xml:id="id6" draw:id="id6" draw:layer="layout" svg:width="1cm" svg:height="0.8cm" svg:x="22.1cm" svg:y="3.4cm">
          <text:p/>
          <draw:enhanced-geometry svg:viewBox="0 0 21600 21600" draw:type="rectangle" draw:enhanced-path="M 0 0 L 21600 0 21600 21600 0 21600 0 0 Z N"/>
        </draw:custom-shape>
        <draw:g draw:name="modem">
          <draw:custom-shape draw:style-name="gr13" draw:text-style-name="P4" draw:layer="layout" svg:width="1.75cm" svg:height="0.833cm" svg:x="21.75cm" svg:y="7.95cm">
            <text:p/>
            <draw:enhanced-geometry svg:viewBox="0 0 21600 21600" draw:type="rectangle" draw:enhanced-path="M 0 0 L 21600 0 21600 21600 0 21600 0 0 Z N"/>
          </draw:custom-shape>
          <draw:custom-shape draw:style-name="gr14" draw:text-style-name="P4" draw:layer="layout" svg:width="1.604cm" svg:height="0.083cm" svg:x="21.823cm" svg:y="8.867cm">
            <text:p/>
            <draw:enhanced-geometry svg:viewBox="0 0 21600 21600" draw:type="rectangle" draw:enhanced-path="M 0 0 L 21600 0 21600 21600 0 21600 0 0 Z N"/>
          </draw:custom-shape>
          <draw:custom-shape draw:style-name="gr15" draw:text-style-name="P5" draw:layer="layout" svg:width="0.437cm" svg:height="0.5cm" svg:x="22.99cm" svg:y="8.117cm">
            <text:p/>
            <draw:enhanced-geometry svg:viewBox="0 0 21600 21600" draw:type="rectangle" draw:enhanced-path="M 0 0 L 21600 0 21600 21600 0 21600 0 0 Z N"/>
          </draw:custom-shape>
          <draw:custom-shape draw:style-name="gr16" draw:text-style-name="P4" draw:layer="layout" svg:width="0.291cm" svg:height="0.333cm" svg:x="23.063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17" draw:text-style-name="P4" draw:layer="layout" svg:width="0.073cm" svg:height="0.084cm" svg:x="21.896cm" svg:y="8.283cm">
            <text:p/>
          </draw:ellipse>
          <draw:ellipse draw:style-name="gr18" draw:text-style-name="P4" draw:layer="layout" svg:width="0.073cm" svg:height="0.084cm" svg:x="22.188cm" svg:y="8.283cm">
            <text:p/>
          </draw:ellipse>
          <draw:ellipse draw:style-name="gr19" draw:text-style-name="P4" draw:layer="layout" svg:width="0.073cm" svg:height="0.084cm" svg:x="22.042cm" svg:y="8.283cm">
            <text:p/>
          </draw:ellipse>
          <draw:ellipse draw:style-name="gr20" draw:text-style-name="P4" draw:layer="layout" svg:width="0.073cm" svg:height="0.084cm" svg:x="22.333cm" svg:y="8.283cm">
            <text:p/>
          </draw:ellipse>
          <draw:custom-shape draw:style-name="gr21" draw:text-style-name="P4" draw:layer="layout" svg:width="0.146cm" svg:height="0.333cm" svg:x="23.135cm" svg:y="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4" draw:layer="layout" svg:x1="23.063cm" svg:y1="8.367cm" svg:x2="23.355cm" svg:y2="8.367cm">
            <text:p/>
          </draw:line>
          <draw:line draw:style-name="gr23" draw:text-style-name="P4" draw:layer="layout" svg:x1="23.208cm" svg:y1="8.2cm" svg:x2="23.208cm" svg:y2="8.533cm">
            <text:p/>
          </draw:line>
        </draw:g>
        <draw:connector draw:style-name="gr24" draw:text-style-name="P6" draw:layer="layout" draw:type="line" svg:x1="22.6cm" svg:y1="7.7cm" svg:x2="22.6cm" svg:y2="5.4cm" draw:start-shape="id1" draw:start-glue-point="0" draw:end-shape="id2" draw:end-glue-point="2" svg:d="M22600 7700v-2300" svg:viewBox="0 0 1 2301">
          <text:p/>
        </draw:connector>
        <draw:g draw:name="wireless-access-point">
          <draw:line draw:style-name="gr25" draw:text-style-name="P7" draw:layer="layout" svg:x1="14cm" svg:y1="13.005cm" svg:x2="14cm" svg:y2="13.531cm">
            <text:p/>
          </draw:line>
          <draw:custom-shape draw:style-name="gr26" draw:text-style-name="P7" draw:layer="layout" svg:width="0.5cm" svg:height="2.199cm" svg:x="13.75cm" svg:y="13.298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27" draw:text-style-name="P8" draw:layer="layout" svg:width="0.5cm" svg:height="0.882cm" svg:x="13.75cm" svg:y="12.371cm" draw:kind="arc" draw:start-angle="326.77" draw:end-angle="32.36">
            <text:p/>
          </draw:ellipse>
          <draw:ellipse draw:style-name="gr28" draw:text-style-name="P7" draw:layer="layout" svg:width="0.5cm" svg:height="0.882cm" svg:x="13.75cm" svg:y="12.371cm" draw:kind="arc" draw:start-angle="147.58" draw:end-angle="213.24">
            <text:p/>
          </draw:ellipse>
          <draw:ellipse draw:style-name="gr29" draw:text-style-name="P8" draw:layer="layout" svg:width="0.75cm" svg:height="1.318cm" svg:x="13.625cm" svg:y="12.137cm" draw:kind="arc" draw:start-angle="326.77" draw:end-angle="32.36">
            <text:p/>
          </draw:ellipse>
          <draw:ellipse draw:style-name="gr30" draw:text-style-name="P7" draw:layer="layout" svg:width="0.75cm" svg:height="1.318cm" svg:x="13.625cm" svg:y="12.137cm" draw:kind="arc" draw:start-angle="147.58" draw:end-angle="213.24">
            <text:p/>
          </draw:ellipse>
          <draw:ellipse draw:style-name="gr31" draw:text-style-name="P8" draw:layer="layout" svg:width="1.125cm" svg:height="1.98cm" svg:x="13.375cm" svg:y="11.789cm" draw:kind="arc" draw:start-angle="326.77" draw:end-angle="32.36">
            <text:p/>
          </draw:ellipse>
          <draw:ellipse draw:style-name="gr32" draw:text-style-name="P7" draw:layer="layout" svg:width="1.125cm" svg:height="1.98cm" svg:x="13.5cm" svg:y="11.789cm" draw:kind="arc" draw:start-angle="147.63" draw:end-angle="213.21">
            <text:p/>
          </draw:ellipse>
          <draw:ellipse draw:style-name="gr33" draw:text-style-name="P9" draw:layer="layout" svg:width="0.25cm" svg:height="0.44cm" svg:x="13.875cm" svg:y="12.575cm">
            <text:p/>
          </draw:ellipse>
        </draw:g>
        <draw:line draw:style-name="gr34" draw:text-style-name="P10" draw:layer="layout" svg:x1="5cm" svg:y1="17cm" svg:x2="13cm" svg:y2="13.25cm">
          <text:p/>
        </draw:line>
        <draw:line draw:style-name="gr35" draw:text-style-name="P10" draw:layer="layout" svg:x1="15cm" svg:y1="13.25cm" svg:x2="24.25cm" svg:y2="12.5cm">
          <text:p/>
        </draw:line>
        <draw:line draw:style-name="gr36" draw:text-style-name="P10" draw:layer="layout" svg:x1="25.5cm" svg:y1="11.5cm" svg:x2="22.5cm" svg:y2="9.25cm">
          <text:p/>
        </draw:line>
        <draw:connector draw:style-name="gr37" draw:text-style-name="P10" draw:layer="layout" svg:x1="8cm" svg:y1="3.875cm" svg:x2="21.4cm" svg:y2="8.475cm" draw:start-shape="id3" draw:start-glue-point="1" draw:end-shape="id4" draw:end-glue-point="3" svg:d="M8000 3875h6700v4600h6700" svg:viewBox="0 0 13401 4601">
          <text:p/>
        </draw:connector>
        <draw:g draw:name="smart-phone">
          <draw:custom-shape draw:style-name="gr38" draw:text-style-name="P1" draw:layer="layout" svg:width="0.737cm" svg:height="1.5cm" svg:x="18cm" svg:y="6cm">
            <text:p/>
            <draw:enhanced-geometry svg:viewBox="0 0 21600 21600" draw:path-stretchpoint-x="10800" draw:path-stretchpoint-y="10800" draw:text-areas="?f3 ?f4 ?f5 ?f6" draw:type="round-rectangle" draw:modifiers="2087.304231922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 draw:layer="layout" svg:width="0.589cm" svg:height="1.125cm" svg:x="18.074cm" svg:y="6.15cm">
            <text:p/>
            <draw:enhanced-geometry svg:viewBox="0 0 21600 21600" draw:mirror-horizontal="false" draw:mirror-vertical="false" draw:type="rectangle" draw:enhanced-path="M 0 0 L 21600 0 21600 21600 0 21600 0 0 Z N"/>
          </draw:custom-shape>
          <draw:line draw:style-name="gr40" draw:text-style-name="P1" draw:layer="layout" svg:x1="18.221cm" svg:y1="6.075cm" svg:x2="18.516cm" svg:y2="6.075cm">
            <text:p/>
          </draw:line>
          <draw:custom-shape draw:style-name="gr41" draw:text-style-name="P2" draw:layer="layout" svg:width="0.147cm" svg:height="0.149cm" svg:x="18.295cm" svg:y="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smart-phone_0">
          <draw:custom-shape draw:style-name="gr42" draw:text-style-name="P1" draw:layer="layout" svg:width="0.786cm" svg:height="1.5cm" svg:x="8.214cm" svg:y="6cm">
            <text:p/>
            <draw:enhanced-geometry svg:viewBox="0 0 21600 21600" draw:path-stretchpoint-x="10800" draw:path-stretchpoint-y="10800" draw:text-areas="?f3 ?f4 ?f5 ?f6" draw:type="round-rectangle" draw:modifiers="2087.304231922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layer="layout" svg:width="0.628cm" svg:height="1.125cm" svg:x="8.293cm" svg:y="6.15cm">
            <text:p/>
            <draw:enhanced-geometry svg:viewBox="0 0 21600 21600" draw:mirror-horizontal="false" draw:mirror-vertical="false" draw:type="rectangle" draw:enhanced-path="M 0 0 L 21600 0 21600 21600 0 21600 0 0 Z N"/>
          </draw:custom-shape>
          <draw:line draw:style-name="gr44" draw:text-style-name="P1" draw:layer="layout" svg:x1="8.45cm" svg:y1="6.075cm" svg:x2="8.764cm" svg:y2="6.075cm">
            <text:p/>
          </draw:line>
          <draw:custom-shape draw:style-name="gr45" draw:text-style-name="P2" draw:layer="layout" svg:width="0.158cm" svg:height="0.15cm" svg:x="8.528cm" svg:y="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6" draw:text-style-name="P10" draw:layer="layout" svg:x1="9cm" svg:y1="7.75cm" svg:x2="13cm" svg:y2="12.5cm">
          <text:p/>
        </draw:line>
        <draw:line draw:style-name="gr47" draw:text-style-name="P10" draw:layer="layout" svg:x1="18cm" svg:y1="7.75cm" svg:x2="15cm" svg:y2="12.5cm">
          <text:p/>
        </draw:line>
        <draw:g draw:name="cloud-server">
          <draw:rect draw:style-name="gr48" draw:text-style-name="P11" draw:layer="layout" svg:width="2cm" svg:height="2.5cm" svg:x="13cm" svg:y="17cm">
            <text:p/>
          </draw:rect>
          <draw:line draw:style-name="gr49" draw:text-style-name="P12" draw:layer="layout" svg:x1="13.4cm" svg:y1="19.125cm" svg:x2="14.6cm" svg:y2="19.125cm">
            <text:p/>
          </draw:line>
          <draw:line draw:style-name="gr50" draw:text-style-name="P12" draw:layer="layout" svg:x1="13.4cm" svg:y1="19cm" svg:x2="14.6cm" svg:y2="19cm">
            <text:p/>
          </draw:line>
          <draw:custom-shape draw:name="Bubble-6_0" draw:style-name="gr51" draw:text-style-name="P13" draw:layer="layout" svg:width="1.2cm" svg:height="0.45cm" svg:x="13.4cm" svg:y="17.3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52" draw:text-style-name="P10" draw:layer="layout" svg:x1="14cm" svg:y1="15.75cm" svg:x2="14cm" svg:y2="16.75cm">
          <text:p/>
        </draw:line>
        <draw:g draw:name="wireless-access-point_0">
          <draw:line draw:style-name="gr53" draw:text-style-name="P12" draw:layer="layout" svg:x1="26cm" svg:y1="11.04cm" svg:x2="26cm" svg:y2="11.242cm">
            <text:p/>
          </draw:line>
          <draw:custom-shape draw:style-name="gr54" draw:text-style-name="P11" draw:layer="layout" svg:width="0.25cm" svg:height="0.846cm" svg:x="25.875cm" svg:y="11.154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55" draw:text-style-name="P14" draw:layer="layout" svg:width="0.25cm" svg:height="0.338cm" svg:x="25.875cm" svg:y="10.797cm" draw:kind="arc" draw:start-angle="326.77" draw:end-angle="32.36">
            <text:p/>
          </draw:ellipse>
          <draw:ellipse draw:style-name="gr56" draw:text-style-name="P15" draw:layer="layout" svg:width="0.25cm" svg:height="0.338cm" svg:x="25.875cm" svg:y="10.797cm" draw:kind="arc" draw:start-angle="147.58" draw:end-angle="213.24">
            <text:p/>
          </draw:ellipse>
          <draw:ellipse draw:style-name="gr57" draw:text-style-name="P14" draw:layer="layout" svg:width="0.374cm" svg:height="0.507cm" svg:x="25.813cm" svg:y="10.706cm" draw:kind="arc" draw:start-angle="326.77" draw:end-angle="32.36">
            <text:p/>
          </draw:ellipse>
          <draw:ellipse draw:style-name="gr58" draw:text-style-name="P15" draw:layer="layout" svg:width="0.374cm" svg:height="0.507cm" svg:x="25.813cm" svg:y="10.706cm" draw:kind="arc" draw:start-angle="147.58" draw:end-angle="213.24">
            <text:p/>
          </draw:ellipse>
          <draw:ellipse draw:style-name="gr59" draw:text-style-name="P14" draw:layer="layout" svg:width="0.563cm" svg:height="0.761cm" svg:x="25.687cm" svg:y="10.573cm" draw:kind="arc" draw:start-angle="326.77" draw:end-angle="32.36">
            <text:p/>
          </draw:ellipse>
          <draw:ellipse draw:style-name="gr60" draw:text-style-name="P15" draw:layer="layout" svg:width="0.563cm" svg:height="0.761cm" svg:x="25.75cm" svg:y="10.573cm" draw:kind="arc" draw:start-angle="147.63" draw:end-angle="213.21">
            <text:p/>
          </draw:ellipse>
          <draw:ellipse draw:style-name="gr61" draw:text-style-name="P16" draw:layer="layout" svg:width="0.126cm" svg:height="0.169cm" svg:x="25.937cm" svg:y="10.875cm">
            <text:p/>
          </draw:ellipse>
        </draw:g>
        <draw:line draw:style-name="gr62" draw:text-style-name="P10" draw:layer="layout" svg:x1="25.75cm" svg:y1="13.5cm" svg:x2="25.75cm" svg:y2="15.5cm">
          <text:p/>
        </draw:line>
        <draw:g draw:name="router">
          <draw:custom-shape draw:style-name="gr63" draw:text-style-name="P11" draw:layer="layout" svg:width="2.75cm" svg:height="0.834cm" svg:x="24.75cm" svg:y="12cm">
            <text:p/>
            <draw:enhanced-geometry svg:viewBox="0 0 21600 21600" draw:type="rectangle" draw:enhanced-path="M 0 0 L 21600 0 21600 21600 0 21600 0 0 Z N"/>
          </draw:custom-shape>
          <draw:custom-shape draw:style-name="gr64" draw:text-style-name="P11" draw:layer="layout" svg:width="2.522cm" svg:height="0.083cm" svg:x="24.864cm" svg:y="12.917cm">
            <text:p/>
            <draw:enhanced-geometry svg:viewBox="0 0 21600 21600" draw:type="rectangle" draw:enhanced-path="M 0 0 L 21600 0 21600 21600 0 21600 0 0 Z N"/>
          </draw:custom-shape>
          <draw:custom-shape draw:style-name="gr65" draw:text-style-name="P17" draw:layer="layout" svg:width="0.688cm" svg:height="0.5cm" svg:x="26.698cm" svg:y="12.166cm">
            <text:p/>
            <draw:enhanced-geometry svg:viewBox="0 0 21600 21600" draw:type="rectangle" draw:enhanced-path="M 0 0 L 21600 0 21600 21600 0 21600 0 0 Z N"/>
          </draw:custom-shape>
          <draw:line draw:style-name="gr66" draw:text-style-name="P12" draw:layer="layout" svg:x1="26.767cm" svg:y1="12.417cm" svg:x2="26.996cm" svg:y2="12.417cm">
            <text:p/>
          </draw:line>
          <draw:polygon draw:style-name="gr67" draw:text-style-name="P11" draw:layer="layout" svg:width="0.343cm" svg:height="0.216cm" svg:x="24.865cm" svg:y="12.467cm" svg:viewBox="0 0 344 217" draw:points="0,167 0,0 344,0 344,167 229,167 229,216 115,217 115,167">
            <text:p/>
          </draw:polygon>
          <draw:line draw:style-name="gr68" draw:text-style-name="P12" draw:layer="layout" svg:x1="27.088cm" svg:y1="12.417cm" svg:x2="27.317cm" svg:y2="12.417cm">
            <text:p/>
          </draw:line>
          <draw:line draw:style-name="gr69" draw:text-style-name="P12" draw:layer="layout" svg:x1="27.042cm" svg:y1="12.233cm" svg:x2="27.042cm" svg:y2="12.4cm">
            <text:p/>
          </draw:line>
          <draw:line draw:style-name="gr70" draw:text-style-name="P12" draw:layer="layout" svg:x1="27.042cm" svg:y1="12.6cm" svg:x2="27.042cm" svg:y2="12.433cm">
            <text:p/>
          </draw:line>
          <draw:polygon draw:style-name="gr71" draw:text-style-name="P11" draw:layer="layout" svg:width="0.343cm" svg:height="0.216cm" svg:x="25.782cm" svg:y="12.467cm" svg:viewBox="0 0 344 217" draw:points="0,167 0,0 344,0 344,167 229,167 229,216 115,217 115,167">
            <text:p/>
          </draw:polygon>
          <draw:polygon draw:style-name="gr72" draw:text-style-name="P11" draw:layer="layout" svg:width="0.343cm" svg:height="0.216cm" svg:x="25.325cm" svg:y="12.468cm" svg:viewBox="0 0 344 217" draw:points="0,167 0,0 344,0 344,167 229,167 229,216 115,217 115,167">
            <text:p/>
          </draw:polygon>
          <draw:polygon draw:style-name="gr73" draw:text-style-name="P11" draw:layer="layout" svg:width="0.343cm" svg:height="0.216cm" svg:x="26.242cm" svg:y="12.469cm" svg:viewBox="0 0 344 217" draw:points="0,167 0,0 344,0 344,167 229,167 229,216 115,217 115,167">
            <text:p/>
          </draw:polygon>
          <draw:polygon draw:style-name="gr74" draw:text-style-name="P11" draw:layer="layout" svg:width="0.343cm" svg:height="0.216cm" svg:x="24.865cm" svg:y="12.169cm" svg:viewBox="0 0 344 217" draw:points="0,167 0,0 344,0 344,167 229,167 229,216 115,217 115,167">
            <text:p/>
          </draw:polygon>
          <draw:polygon draw:style-name="gr75" draw:text-style-name="P11" draw:layer="layout" svg:width="0.343cm" svg:height="0.216cm" svg:x="25.782cm" svg:y="12.169cm" svg:viewBox="0 0 344 217" draw:points="0,167 0,0 344,0 344,167 229,167 229,216 115,217 115,167">
            <text:p/>
          </draw:polygon>
          <draw:polygon draw:style-name="gr76" draw:text-style-name="P11" draw:layer="layout" svg:width="0.343cm" svg:height="0.216cm" svg:x="25.325cm" svg:y="12.17cm" svg:viewBox="0 0 344 217" draw:points="0,167 0,0 344,0 344,167 229,167 229,216 115,217 115,167">
            <text:p/>
          </draw:polygon>
          <draw:polygon draw:style-name="gr77" draw:text-style-name="P11" draw:layer="layout" svg:width="0.343cm" svg:height="0.216cm" svg:x="26.242cm" svg:y="12.171cm" svg:viewBox="0 0 344 217" draw:points="0,167 0,0 344,0 344,167 229,167 229,216 115,217 115,167">
            <text:p/>
          </draw:polygon>
        </draw:g>
        <draw:frame draw:style-name="gr78" draw:text-style-name="P18" draw:layer="layout" svg:width="1.844cm" svg:height="0.962cm" svg:x="5.25cm" svg:y="2.25cm">
          <draw:text-box>
            <text:p>Start</text:p>
          </draw:text-box>
        </draw:frame>
        <draw:frame draw:style-name="gr79" draw:text-style-name="P18" draw:layer="layout" svg:width="1.522cm" svg:height="0.962cm" svg:x="21.75cm" svg:y="2.25cm">
          <draw:text-box>
            <text:p>Ziel</text:p>
          </draw:text-box>
        </draw:frame>
        <draw:frame draw:style-name="gr79" draw:text-style-name="P18" draw:layer="layout" svg:width="1.844cm" svg:height="0.962cm" svg:x="2.5cm" svg:y="18.538cm">
          <draw:text-box>
            <text:p>Start</text:p>
          </draw:text-box>
        </draw:frame>
        <draw:frame draw:style-name="gr80" draw:text-style-name="P18" draw:layer="layout" svg:width="5.557cm" svg:height="0.962cm" svg:x="22.943cm" svg:y="18.538cm">
          <draw:text-box>
            <text:p>Ziel + Auswertung</text:p>
          </draw:text-box>
        </draw:frame>
        <draw:frame draw:style-name="gr81" draw:text-style-name="P18" draw:layer="layout" svg:width="2.653cm" svg:height="0.962cm" svg:x="7.347cm" svg:y="4.788cm">
          <draw:text-box>
            <text:p>Strecke</text:p>
          </draw:text-box>
        </draw:frame>
        <draw:frame draw:style-name="gr81" draw:text-style-name="P18" draw:layer="layout" svg:width="2.653cm" svg:height="0.962cm" svg:x="17cm" svg:y="4.75cm">
          <draw:text-box>
            <text:p>Strecke</text:p>
          </draw:text-box>
        </draw:frame>
        <draw:frame draw:style-name="gr82" draw:text-style-name="P18" draw:layer="layout" svg:width="4.507cm" svg:height="0.962cm" svg:x="14.743cm" svg:y="14.038cm">
          <draw:text-box>
            <text:p>LTE Mobilfunk</text:p>
          </draw:text-box>
        </draw:frame>
        <draw:frame draw:style-name="gr79" draw:text-style-name="P18" draw:layer="layout" svg:width="2.335cm" svg:height="0.962cm" svg:x="21.915cm" svg:y="11cm">
          <draw:text-box>
            <text:p>WLAN</text:p>
          </draw:text-box>
        </draw:frame>
        <draw:frame draw:style-name="gr83" draw:text-style-name="P18" draw:layer="layout" svg:width="4cm" svg:height="1cm" svg:x="24cm" svg:y="7.5cm">
          <draw:text-box>
            <text:p>PI Stoppuhr</text:p>
          </draw:text-box>
        </draw:frame>
        <draw:frame draw:style-name="gr84" draw:text-style-name="P18" draw:layer="layout" svg:width="4.232cm" svg:height="0.962cm" svg:x="10cm" svg:y="4.038cm">
          <draw:text-box>
            <text:p>Blaues Kabel</text:p>
          </draw:text-box>
        </draw:frame>
        <draw:frame draw:style-name="gr85" draw:text-style-name="P18" draw:layer="layout" svg:width="5.087cm" svg:height="0.962cm" svg:x="15.25cm" svg:y="17.788cm">
          <draw:text-box>
            <text:p>GOOGLE Cloud</text:p>
          </draw:text-box>
        </draw:frame>
        <draw:frame draw:style-name="gr86" draw:text-style-name="P18" draw:layer="layout" svg:width="5.04cm" svg:height="1cm" svg:x="11.75cm" svg:y="1.5cm">
          <draw:text-box>
            <text:p>Elzwelle Classic</text:p>
          </draw:text-box>
        </draw:frame>
        <draw:connector draw:style-name="gr87" draw:text-style-name="P6" draw:layer="layout" draw:type="line" svg:x1="6.75cm" svg:y1="3.875cm" svg:x2="7.7cm" svg:y2="3.875cm" draw:start-shape="id5" draw:start-glue-point="1" draw:end-shape="id3" svg:d="M6750 3875h950" svg:viewBox="0 0 951 1">
          <text:p/>
        </draw:connector>
        <draw:connector draw:style-name="gr87" draw:text-style-name="P6" draw:layer="layout" draw:type="line" svg:x1="22.6cm" svg:y1="4.2cm" svg:x2="22.6cm" svg:y2="5.2cm" draw:start-shape="id6" draw:end-shape="id2" draw:end-glue-point="0" svg:d="M22600 4200v1000" svg:viewBox="0 0 1 1001">
          <text:p/>
        </draw:connector>
        <draw:custom-shape draw:style-name="gr88" draw:text-style-name="P19" draw:layer="layout" svg:width="0.3cm" svg:height="0.084cm" svg:x="7.7cm" svg:y="3.916cm">
          <text:p/>
          <draw:enhanced-geometry svg:viewBox="0 0 21600 21600" draw:type="rectangle" draw:enhanced-path="M 0 0 L 21600 0 21600 21600 0 21600 0 0 Z N"/>
        </draw:custom-shape>
        <draw:custom-shape draw:style-name="gr89" draw:text-style-name="P20" xml:id="id3" draw:id="id3" draw:layer="layout" svg:width="0.3cm" svg:height="0.082cm" svg:x="7.7cm" svg:y="3.834cm">
          <text:p/>
          <draw:enhanced-geometry svg:viewBox="0 0 21600 21600" draw:mirror-horizontal="false" draw:mirror-vertical="false" draw:type="rectangle" draw:enhanced-path="M 0 0 L 21600 0 21600 21600 0 21600 0 0 Z N"/>
        </draw:custom-shape>
        <draw:custom-shape draw:style-name="gr90" draw:text-style-name="P21" draw:layer="layout" svg:width="0.3cm" svg:height="0.084cm" svg:x="7.7cm" svg:y="3.75cm">
          <text:p/>
          <draw:enhanced-geometry svg:viewBox="0 0 21600 21600" draw:type="rectangle" draw:enhanced-path="M 0 0 L 21600 0 21600 21600 0 21600 0 0 Z N"/>
        </draw:custom-shape>
        <draw:custom-shape draw:style-name="gr89" draw:text-style-name="P20" xml:id="id2" draw:id="id2" draw:layer="layout" svg:width="0.066cm" svg:height="0.2cm" svg:x="22.567cm" svg:y="5.2cm">
          <text:p/>
          <draw:enhanced-geometry svg:viewBox="0 0 21600 21600" draw:mirror-horizontal="false" draw:mirror-vertical="false" draw:type="rectangle" draw:enhanced-path="M 0 0 L 21600 0 21600 21600 0 21600 0 0 Z N"/>
        </draw:custom-shape>
        <draw:custom-shape draw:style-name="gr91" draw:text-style-name="P19" draw:layer="layout" svg:width="0.067cm" svg:height="0.2cm" svg:x="22.5cm" svg:y="5.2cm">
          <text:p/>
          <draw:enhanced-geometry svg:viewBox="0 0 21600 21600" draw:type="rectangle" draw:enhanced-path="M 0 0 L 21600 0 21600 21600 0 21600 0 0 Z N"/>
        </draw:custom-shape>
        <draw:custom-shape draw:style-name="gr90" draw:text-style-name="P21" draw:layer="layout" svg:width="0.067cm" svg:height="0.2cm" svg:x="22.633cm" svg:y="5.2cm">
          <text:p/>
          <draw:enhanced-geometry svg:viewBox="0 0 21600 21600" draw:type="rectangle" draw:enhanced-path="M 0 0 L 21600 0 21600 21600 0 21600 0 0 Z N"/>
        </draw:custom-shape>
        <draw:custom-shape draw:style-name="gr88" draw:text-style-name="P19" draw:layer="layout" svg:width="0.3cm" svg:height="0.084cm" svg:x="21.4cm" svg:y="8.516cm">
          <text:p/>
          <draw:enhanced-geometry svg:viewBox="0 0 21600 21600" draw:type="rectangle" draw:enhanced-path="M 0 0 L 21600 0 21600 21600 0 21600 0 0 Z N"/>
        </draw:custom-shape>
        <draw:custom-shape draw:style-name="gr89" draw:text-style-name="P20" xml:id="id4" draw:id="id4" draw:layer="layout" svg:width="0.3cm" svg:height="0.082cm" svg:x="21.4cm" svg:y="8.434cm">
          <text:p/>
          <draw:enhanced-geometry svg:viewBox="0 0 21600 21600" draw:mirror-horizontal="false" draw:mirror-vertical="false" draw:type="rectangle" draw:enhanced-path="M 0 0 L 21600 0 21600 21600 0 21600 0 0 Z N"/>
        </draw:custom-shape>
        <draw:custom-shape draw:style-name="gr90" draw:text-style-name="P21" draw:layer="layout" svg:width="0.3cm" svg:height="0.084cm" svg:x="21.4cm" svg:y="8.35cm">
          <text:p/>
          <draw:enhanced-geometry svg:viewBox="0 0 21600 21600" draw:type="rectangle" draw:enhanced-path="M 0 0 L 21600 0 21600 21600 0 21600 0 0 Z N"/>
        </draw:custom-shape>
        <draw:custom-shape draw:style-name="gr89" draw:text-style-name="P20" xml:id="id1" draw:id="id1" draw:layer="layout" svg:width="0.066cm" svg:height="0.2cm" svg:x="22.567cm" svg:y="7.7cm">
          <text:p/>
          <draw:enhanced-geometry svg:viewBox="0 0 21600 21600" draw:mirror-horizontal="false" draw:mirror-vertical="false" draw:type="rectangle" draw:enhanced-path="M 0 0 L 21600 0 21600 21600 0 21600 0 0 Z N"/>
        </draw:custom-shape>
        <draw:custom-shape draw:style-name="gr91" draw:text-style-name="P19" draw:layer="layout" svg:width="0.067cm" svg:height="0.2cm" svg:x="22.5cm" svg:y="7.7cm">
          <text:p/>
          <draw:enhanced-geometry svg:viewBox="0 0 21600 21600" draw:type="rectangle" draw:enhanced-path="M 0 0 L 21600 0 21600 21600 0 21600 0 0 Z N"/>
        </draw:custom-shape>
        <draw:custom-shape draw:style-name="gr90" draw:text-style-name="P21" draw:layer="layout" svg:width="0.067cm" svg:height="0.2cm" svg:x="22.633cm" svg:y="7.7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0" draw:display-name="Linienspitzen 10" svg:viewBox="0 0 20 20" svg:d="M0 20l10-20 10 20z"/>
    <draw:marker draw:name="Linienspitzen_20_12" draw:display-name="Linienspitzen 12" svg:viewBox="0 0 20 20" svg:d="M0 20l10-20 10 20z"/>
    <draw:marker draw:name="Linienspitzen_20_13" draw:display-name="Linienspitzen 13" svg:viewBox="0 0 20 20" svg:d="M0 20l10-20 10 20z"/>
    <draw:marker draw:name="Linienspitzen_20_14" draw:display-name="Linienspitzen 14" svg:viewBox="0 0 20 20" svg:d="M0 20l10-20 10 20z"/>
    <draw:marker draw:name="Linienspitzen_20_15" draw:display-name="Linienspitzen 15" svg:viewBox="0 0 20 20" svg:d="M0 20l10-20 10 20z"/>
    <draw:marker draw:name="Linienspitzen_20_16" draw:display-name="Linienspitzen 16" svg:viewBox="0 0 20 20" svg:d="M0 20l10-20 10 20z"/>
    <draw:marker draw:name="Linienspitzen_20_17" draw:display-name="Linienspitzen 17" svg:viewBox="0 0 20 20" svg:d="M0 20l10-20 10 20z"/>
    <draw:marker draw:name="Linienspitzen_20_18" draw:display-name="Linienspitzen 18" svg:viewBox="0 0 20 20" svg:d="M0 20l10-20 10 20z"/>
    <draw:marker draw:name="Linienspitzen_20_19" draw:display-name="Linienspitzen 19" svg:viewBox="0 0 20 20" svg:d="M0 20l10-20 10 20z"/>
    <draw:marker draw:name="Linienspitzen_20_2" draw:display-name="Linienspitzen 2" svg:viewBox="0 0 20 13" svg:d="M0 13l10-13 10 13z"/>
    <draw:marker draw:name="Linienspitzen_20_5" draw:display-name="Linienspitzen 5" svg:viewBox="0 0 20 20" svg:d="M0 20l10-20 10 20z"/>
    <draw:marker draw:name="Linienspitzen_20_6" draw:display-name="Linienspitzen 6" svg:viewBox="0 0 20 20" svg:d="M0 20l10-20 10 20z"/>
    <draw:marker draw:name="Linienspitzen_20_7" draw:display-name="Linienspitzen 7" svg:viewBox="0 0 20 20" svg:d="M0 20l10-20 10 20z"/>
    <draw:marker draw:name="Linienspitzen_20_8" draw:display-name="Linienspitzen 8" svg:viewBox="0 0 20 20" svg:d="M0 20l10-20 10 20z"/>
    <draw:marker draw:name="Linienspitzen_20_9" draw:display-name="Linienspitzen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1-16T07:06:21.375653836</meta:creation-date>
    <dc:date>2024-01-16T10:04:32.012512857</dc:date>
    <meta:editing-duration>PT17M41S</meta:editing-duration>
    <meta:editing-cycles>6</meta:editing-cycles>
    <meta:generator>LibreOffice/7.0.4.2$Linux_X86_64 LibreOffice_project/00$Build-2</meta:generator>
    <meta:document-statistic meta:object-count="112"/>
  </office:meta>
</office:document-meta>
</file>